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aplicaciones clásicas request/response, aplicaciones ricas con gran cantidad de componentes e interacción de los usuarios, servicios de backend, servicios de infraestructura como colas y caches, y herramientas inteligencia de negocio y análisis de datos, sistemas biométric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PHP, Java, Scala, Kotlin y NodeJS. Entre los problemas de backend que resolví, puedo mencionar autenticación (SAML, OIDC), manejo de sesiones, transaccionalidad, acceso a datos, búsqueda de texto libre, interoperabilidad entre servicios distribuidos, gestión y compresión de recursos estáticos (JavaScript, CSS, imágenes, videos, etc.), soporte de idiomas, geolocalización, clusterización y procesamiento de datos, storage de contenido, seguridad de datos, integración con servicios de terceros, integración de hardware biométrico, estrategias de escalabilidad y resiliencia,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jqueryUI, y lessCSS.</text:p>
      <text:p text:style-name="Text_20_body">Pienso que el trabajo en equipo y un proceso de desarrollo enfocado en la calidad son la clave para un producto exitoso. Entre las buenas prácticas para garantizar la calidad del delivery mencionaría resolver problemas utilizando los principio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p text:style-name="First_20_paragraph">La siguiente selección son libros que considero una parte fundamental de mi formación profesional. Algunos son como manuales, siempre vuelvo a consultarlos cuando necesito tomar decisiones informadas.</text:p>
      <text:list text:style-name="L6">
        <text:list-item>
          <text:p text:style-name="P6">Martin Fowler, <text:span text:style-name="T1">Patterns of Enterprise Application Architecture</text:span>, 2002.</text:p>
        </text:list-item>
        <text:list-item>
          <text:p text:style-name="P6">“The Gang of Four”, <text:span text:style-name="T1">Design Patterns: Elements of Reusable Object-Oriented Software</text:span>, Addison-Wesley, 1994.</text:p>
        </text:list-item>
        <text:list-item>
          <text:p text:style-name="P6">Robert Martin, <text:span text:style-name="T1">Clean Architecture: A Craftsman’s Guide to Software Structure and Design</text:span>, 2017.</text:p>
        </text:list-item>
        <text:list-item>
          <text:p text:style-name="P6">Robert Martin, <text:span text:style-name="T1">Clean Code: A Handbook of Agile Software Craftsmanship</text:span>, Pearson, 2008.</text:p>
        </text:list-item>
        <text:list-item>
          <text:p text:style-name="P6">Steve McConnell, <text:span text:style-name="T1">Code Complete: A Practical Handbook of Software Construction</text:span>, Microsoft Press, 2004.</text:p>
        </text:list-item>
        <text:list-item>
          <text:p text:style-name="P6">Mary and Tom Poppendieck, <text:span text:style-name="T1">Implementing Lean Software Development: From Concept to Cash</text:span>, Addison-Wesley, 2006.</text:p>
        </text:list-item>
        <text:list-item>
          <text:p text:style-name="P6">Mary and Tom Poppendieck, <text:span text:style-name="T1">Leading Lean Software Development: Results Are Not the Point</text:span>, Addison-Wesley, 2009.</text:p>
        </text:list-item>
        <text:list-item>
          <text:p text:style-name="P6">M. van Steen and A.S. Tanenbaum, <text:span text:style-name="T1">Distributed Systems</text:span>, distributed-systems.net, 2017.</text:p>
        </text:list-item>
        <text:list-item>
          <text:p text:style-name="P6">A. Silberschatz, P. B. Galvin, G. Gagne, <text:span text:style-name="T1">Operating System Concepts 10th edition</text:span>, Wiley, 2021.</text:p>
        </text:list-item>
        <text:list-item>
          <text:p text:style-name="P6">Daniel Bovet (Author), Marco Cesati, <text:span text:style-name="T1">Understanding the Linux Kernel 3rd edition</text:span>, O’Reilly Media, 2010.</text:p>
        </text:list-item>
        <text:list-item>
          <text:p text:style-name="P6">Robert Love, <text:span text:style-name="T1">Linux Kernel Development 3rd edition</text:span>, Addison-Wesley Professional, 2010.</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5T20:00:52Z</meta:creation-date>
    <dc:date>2024-01-05T20:00:52Z</dc:date>
    <meta:user-defined meta:name="job" meta:value-type="string">Desarrollador de software</meta:user-defined>
    <meta:user-defined meta:name="messages" meta:value-type="string"/>
  </office:meta>
</office:document-meta>
</file>